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1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8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43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46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8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49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2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3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5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6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5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38" draw:name="Titre 1" svg:x="1.66667in" svg:y="1.22743in" svg:width="10in" svg:height="0.81605in" presentation:class="title" presentation:placeholder="false">
          <draw:text-box>
            <text:p text:style-name="a337" text:class-names="" text:cond-style-name=""><text:span text:style-name="a336" text:class-names="">Classe plateau:</text:span></text:p>
          </draw:text-box>
          <svg:title/>
          <svg:desc/>
        </draw:frame>
        <draw:frame draw:id="id64" presentation:style-name="a358" draw:name="Sous-titre 2" svg:x="1.4058in" svg:y="2.04348in" svg:width="10in" svg:height="4.51087in" presentation:class="subtitle" presentation:placeholder="false">
          <draw:text-box>
            <text:p text:style-name="a340" text:class-names="" text:cond-style-name=""><text:span text:style-name="a339" text:class-names="">3 possibilites pour faire une grille :</text:span></text:p>
            <text:list text:style-name="a343">
              <text:list-item>
                <text:p text:style-name="a342" text:class-names="" text:cond-style-name=""><text:span text:style-name="a341" text:class-names="">Case grille[5][5]</text:span></text:p>
              </text:list-item>
            </text:list>
            <text:list text:style-name="a346">
              <text:list-item>
                <text:p text:style-name="a345" text:class-names="" text:cond-style-name=""><text:span text:style-name="a344" text:class-names="">Case grille[][]</text:span></text:p>
              </text:list-item>
            </text:list>
            <text:list text:style-name="a349">
              <text:list-item>
                <text:p text:style-name="a348" text:class-names="" text:cond-style-name=""><text:span text:style-name="a347" text:class-names="">Vector&lt;case&gt; grille; int m_lig, m_col</text:span></text:p>
              </text:list-item>
            </text:list>
            <text:p text:style-name="a351" text:class-names="" text:cond-style-name=""><text:span text:style-name="a350" text:class-names="">Constructeur plateau :<text:s text:c="1"/></text:span></text:p>
            <text:p text:style-name="a353" text:class-names="" text:cond-style-name=""><text:span text:style-name="a352" text:class-names="">Plateau(int_lig,int_col)</text:span></text:p>
            <text:p text:style-name="a355" text:class-names="" text:cond-style-name=""><text:span text:style-name="a354" text:class-names="">{ grille=new case [_lig][_col];}</text:span></text:p>
            <text:p text:style-name="a357" text:class-names="" text:cond-style-name=""><text:span text:style-name="a356" text:class-names=""/></text:p>
          </draw:text-box>
          <svg:title/>
          <svg:desc/>
        </draw:frame>
      </draw:page>
      <draw:page draw:name="Slide2" draw:style-name="a359" draw:master-page-name="Master1-Layout2-obj-Titre-et-contenu" presentation:presentation-page-layout-name="Master1-PPL2" draw:id="Slide-257">
        <draw:custom-shape svg:x="1.21649in" svg:y="0.39196in" svg:width="2.96907in" svg:height="3.1769in" draw:id="id65" draw:style-name="a362" draw:name="Rectangle 3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814in" svg:y="0.64948in" svg:width="3.1923in" svg:height="1.93365in" draw:id="id66" draw:style-name="a365" draw:name="Rectangle 5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814in" svg:y="3.16495in" svg:width="2.65979in" svg:height="3.0307in" draw:id="id67" draw:style-name="a368" draw:name="Rectangle 6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7938in" svg:y="3.69845in" svg:width="3.45875in" svg:height="3.61898in" draw:id="id68" draw:style-name="a371" draw:name="Rectangle 7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1219in" svg:y="3.44569in" svg:width="3.07926in" svg:height="2.51806in" draw:id="id69" draw:style-name="a374" draw:name="Rectangle 8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77" draw:name="ZoneTexte 16" svg:x="1.33649in" svg:y="0.44361in" svg:width="2.65464in" svg:height="0.40391in">
          <draw:text-box>
            <text:p text:style-name="a376" text:class-names="" text:cond-style-name=""><text:span text:style-name="a375" text:class-names="">PION</text:span></text:p>
          </draw:text-box>
          <svg:title/>
          <svg:desc/>
        </draw:frame>
        <draw:connector draw:type="line" svg:x1="1.23968in" svg:y1="0.83252in" svg:x2="4.20876in" svg:y2="0.84281in" draw:id="id71" draw:style-name="a378" draw:name="Connecteur droit 18">
          <svg:title/>
          <svg:desc/>
        </draw:connector>
        <draw:frame draw:id="id72" draw:style-name="a398" draw:name="ZoneTexte 19" svg:x="1.30024in" svg:y="0.95845in" svg:width="3.74305in" svg:height="2.22148in">
          <draw:text-box>
            <text:p text:style-name="a380" text:class-names="" text:cond-style-name=""><text:span text:style-name="a379" text:class-names=""># string m_nom</text:span></text:p>
            <text:p text:style-name="a383" text:class-names="" text:cond-style-name=""><text:span text:style-name="a381" text:class-names=""># float</text:span><text:span text:style-name="a382" text:class-names=""><text:s text:c="1"/>m_resistance</text:span></text:p>
            <text:p text:style-name="a387" text:class-names="" text:cond-style-name=""><text:span text:style-name="a384" text:class-names=""># int m_</text:span><text:span text:style-name="a385" text:class-names="">ligne_pion</text:span><text:span text:style-name="a386" text:class-names=""/></text:p>
            <text:p text:style-name="a389" text:class-names="" text:cond-style-name=""><text:span text:style-name="a388" text:class-names=""># char m_colonne_pion</text:span></text:p>
            <text:p text:style-name="a392" text:class-names="" text:cond-style-name=""><text:span text:style-name="a390" text:class-names=""># bool m_presence_plateau</text:span><text:span text:style-name="a391" text:class-names=""/></text:p>
            <text:p text:style-name="a394" text:class-names="" text:cond-style-name=""><text:span text:style-name="a393" text:class-names="">+ Pion()</text:span></text:p>
            <text:p text:style-name="a397" text:class-names="" text:cond-style-name=""><text:span text:style-name="a395" text:class-names="">+<text:s text:c="1"/></text:span><text:span text:style-name="a396" text:class-names="">bool plateau()</text:span></text:p>
          </draw:text-box>
          <svg:title/>
          <svg:desc/>
        </draw:frame>
        <draw:frame draw:id="id73" draw:style-name="a401" draw:name="ZoneTexte 26" svg:x="0.23512in" svg:y="3.3818in" svg:width="2.05155in" svg:height="0.40391in">
          <draw:text-box>
            <text:p text:style-name="a400" text:class-names="" text:cond-style-name=""><text:span text:style-name="a399" text:class-names="">ANIMAL</text:span></text:p>
          </draw:text-box>
          <svg:title/>
          <svg:desc/>
        </draw:frame>
        <draw:connector draw:type="line" svg:x1="0.20102in" svg:y1="3.84556in" svg:x2="2.67426in" svg:y2="3.82316in" draw:id="id74" draw:style-name="a402" draw:name="Connecteur droit 28">
          <svg:title/>
          <svg:desc/>
        </draw:connector>
        <draw:frame draw:id="id75" draw:style-name="a416" draw:name="ZoneTexte 29" svg:x="0.1083in" svg:y="3.88423in" svg:width="3.09036in" svg:height="1.61563in">
          <draw:text-box>
            <text:list text:style-name="a406">
              <text:list-item>
                <text:p text:style-name="a405" text:class-names="" text:cond-style-name=""><text:span text:style-name="a403" text:class-names="">c</text:span><text:span text:style-name="a404" text:class-names="">har m_direction</text:span></text:p>
              </text:list-item>
            </text:list>
            <text:p text:style-name="a409" text:class-names="" text:cond-style-name=""><text:span text:style-name="a407" text:class-names="">+ bool possible_pousser()</text:span><text:span text:style-name="a408" text:class-names=""/></text:p>
            <text:p text:style-name="a411" text:class-names="" text:cond-style-name=""><text:span text:style-name="a410" text:class-names="">+ void pousser()</text:span></text:p>
            <text:p text:style-name="a413" text:class-names="" text:cond-style-name=""><text:span text:style-name="a412" text:class-names="">+ Animal ()</text:span></text:p>
            <text:p text:style-name="a415" text:class-names="" text:cond-style-name=""><text:span text:style-name="a414" text:class-names=""/></text:p>
          </draw:text-box>
          <svg:title/>
          <svg:desc/>
        </draw:frame>
        <draw:custom-shape svg:x="3.50685in" svg:y="3.41604in" svg:width="0.24743in" svg:height="0.29436in" draw:id="id76" draw:style-name="a419" draw:name="Triangle isocèle 49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3.19866in" svg:y1="4.07916in" svg:x2="3.59866in" svg:y2="3.67526in" draw:id="id77" draw:style-name="a420" draw:name="Connecteur droit 52">
          <svg:title/>
          <svg:desc/>
        </draw:connector>
        <draw:frame draw:id="id78" draw:style-name="a437" draw:name="ZoneTexte 59" svg:x="9.42783in" svg:y="1.1791in" svg:width="3.30828in" svg:height="1.61563in">
          <draw:text-box>
            <text:list text:style-name="a424">
              <text:list-item>
                <text:p text:style-name="a423" text:class-names="" text:cond-style-name=""><text:span text:style-name="a421" text:class-names="">vector</text:span><text:span text:style-name="a422" text:class-names=""><text:s text:c="1"/>&lt;Pion&gt; m_plateau</text:span></text:p>
              </text:list-item>
            </text:list>
            <text:list text:style-name="a428">
              <text:list-item>
                <text:p text:style-name="a427" text:class-names="" text:cond-style-name=""><text:span text:style-name="a425" text:class-names="">int m_longueur_plateau</text:span><text:span text:style-name="a426" text:class-names=""/></text:p>
              </text:list-item>
            </text:list>
            <text:p text:style-name="a430" text:class-names="" text:cond-style-name=""><text:span text:style-name="a429" text:class-names="">+ <text:s text:c="1"/>void afficher_plateau</text:span></text:p>
            <text:p text:style-name="a433" text:class-names="" text:cond-style-name=""><text:span text:style-name="a431" text:class-names="">+ Plateau ()</text:span><text:span text:style-name="a432" text:class-names=""/></text:p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</draw:text-box>
          <svg:title/>
          <svg:desc/>
        </draw:frame>
        <draw:connector draw:type="line" svg:x1="4.18556in" svg:y1="1.02017in" svg:x2="9.14046in" svg:y2="1.0544in" draw:end-shape="id79" draw:end-glue-point="3" draw:id="id80" draw:style-name="a438" draw:name="Connecteur droit 61">
          <svg:title/>
          <svg:desc/>
        </draw:connector>
        <draw:custom-shape svg:x="9.14046in" svg:y="0.993in" svg:width="0.3299in" svg:height="0.12279in" draw:id="id79" draw:style-name="a441" draw:name="Losange 62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frame draw:id="id81" draw:style-name="a444" draw:name="ZoneTexte 66" svg:x="9.48454in" svg:y="0.73196in" svg:width="2.56701in" svg:height="0.40391in">
          <draw:text-box>
            <text:p text:style-name="a443" text:class-names="" text:cond-style-name=""><text:span text:style-name="a442" text:class-names="">PLATEAU</text:span></text:p>
          </draw:text-box>
          <svg:title/>
          <svg:desc/>
        </draw:frame>
        <draw:connector draw:type="line" svg:x1="9.48454in" svg:y1="1.17526in" svg:x2="12.12886in" svg:y2="1.17526in" draw:id="id82" draw:style-name="a445" draw:name="Connecteur droit 68">
          <svg:title/>
          <svg:desc/>
        </draw:connector>
        <draw:connector draw:type="line" svg:x1="9.43814in" svg:y1="3.61856in" svg:x2="12.09794in" svg:y2="3.62887in" draw:id="id83" draw:style-name="a446" draw:name="Connecteur droit 74">
          <svg:title/>
          <svg:desc/>
        </draw:connector>
        <draw:frame draw:id="id84" draw:style-name="a449" draw:name="ZoneTexte 75" svg:x="9.69072in" svg:y="3.16495in" svg:width="2.14433in" svg:height="0.40391in">
          <draw:text-box>
            <text:p text:style-name="a448" text:class-names="" text:cond-style-name=""><text:span text:style-name="a447" text:class-names="">PARTIE</text:span></text:p>
          </draw:text-box>
          <svg:title/>
          <svg:desc/>
        </draw:frame>
        <draw:frame draw:id="id85" draw:style-name="a474" draw:name="ZoneTexte 76" svg:x="9.50698in" svg:y="3.74227in" svg:width="3.64261in" svg:height="2.52441in">
          <draw:text-box>
            <text:list text:style-name="a453">
              <text:list-item>
                <text:p text:style-name="a452" text:class-names="" text:cond-style-name=""><text:span text:style-name="a450" text:class-names="">P</text:span><text:span text:style-name="a451" text:class-names="">lateau m_plateau_partie</text:span></text:p>
              </text:list-item>
            </text:list>
            <text:list text:style-name="a457">
              <text:list-item>
                <text:p text:style-name="a456" text:class-names="" text:cond-style-name=""><text:span text:style-name="a454" text:class-names="">i</text:span><text:span text:style-name="a455" text:class-names="">nt m_nb_tour</text:span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vector &lt;Joueur&gt; m_nb_joueur</text:span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p text:style-name="a466" text:class-names="" text:cond-style-name=""><text:span text:style-name="a465" text:class-names="">+ Partie()</text:span></text:p>
            <text:p text:style-name="a468" text:class-names="" text:cond-style-name=""><text:span text:style-name="a467" text:class-names="">+ void initialisation_partie()</text:span></text:p>
            <text:p text:style-name="a470" text:class-names="" text:cond-style-name=""><text:span text:style-name="a469" text:class-names="">+void <text:s text:c="1"/>boucle_partie()</text:span></text:p>
            <text:p text:style-name="a473" text:class-names="" text:cond-style-name=""><text:span text:style-name="a471" text:class-names="">+void menu()</text:span><text:span text:style-name="a472" text:class-names=""/></text:p>
          </draw:text-box>
          <svg:title/>
          <svg:desc/>
        </draw:frame>
        <draw:frame draw:id="id86" draw:style-name="a477" draw:name="ZoneTexte 77" svg:x="6.39949in" svg:y="3.74227in" svg:width="2.5in" svg:height="0.40391in">
          <draw:text-box>
            <text:p text:style-name="a476" text:class-names="" text:cond-style-name=""><text:span text:style-name="a475" text:class-names="">JOUEUR</text:span></text:p>
          </draw:text-box>
          <svg:title/>
          <svg:desc/>
        </draw:frame>
        <draw:connector draw:type="line" svg:x1="6.06701in" svg:y1="4.07916in" svg:x2="9.13402in" svg:y2="4.12697in" draw:id="id87" draw:style-name="a478" draw:name="Connecteur droit 79">
          <svg:title/>
          <svg:desc/>
        </draw:connector>
        <draw:frame draw:id="id88" draw:style-name="a509" draw:name="ZoneTexte 80" svg:x="5.91053in" svg:y="4.12697in" svg:width="3.47607in" svg:height="3.13027in">
          <draw:text-box>
            <text:list text:style-name="a481">
              <text:list-item>
                <text:p text:style-name="a480" text:class-names="" text:cond-style-name=""><text:span text:style-name="a479" text:class-names="">Vector&lt;Animal&gt; m_nb_animal</text:span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String m_nom_joueur</text:span><text:span text:style-name="a483" text:class-names=""/></text:p>
              </text:list-item>
            </text:list>
            <text:p text:style-name="a489" text:class-names="" text:cond-style-name=""><text:span text:style-name="a486" text:class-names="">+ <text:s text:c="1"/></text:span><text:span text:style-name="a487" text:class-names="">void</text:span><text:span text:style-name="a488" text:class-names=""><text:s text:c="1"/>entrer_un_animal()</text:span></text:p>
            <text:p text:style-name="a495" text:class-names="" text:cond-style-name=""><text:span text:style-name="a490" text:class-names="">+ <text:s text:c="1"/></text:span><text:span text:style-name="a491" text:class-names="">void</text:span><text:span text:style-name="a492" text:class-names=""><text:s text:c="1"/></text:span><text:span text:style-name="a493" text:class-names="">deplacer_sur_plateau</text:span><text:span text:style-name="a494" text:class-names="">()</text:span></text:p>
            <text:p text:style-name="a499" text:class-names="" text:cond-style-name=""><text:span text:style-name="a496" text:class-names="">+ <text:s text:c="1"/></text:span><text:span text:style-name="a497" text:class-names="">void</text:span><text:span text:style-name="a498" text:class-names=""><text:s text:c="1"/>changer_orientation()</text:span></text:p>
            <text:p text:style-name="a501" text:class-names="" text:cond-style-name=""><text:span text:style-name="a500" text:class-names="">+ <text:s text:c="1"/>void sortir_animal()</text:span></text:p>
            <text:p text:style-name="a503" text:class-names="" text:cond-style-name=""><text:span text:style-name="a502" text:class-names="">+ <text:s text:c="1"/>void deplacer_en_poussant()</text:span></text:p>
            <text:p text:style-name="a505" text:class-names="" text:cond-style-name=""><text:span text:style-name="a504" text:class-names="">+ int getJeu()</text:span></text:p>
            <text:p text:style-name="a508" text:class-names="" text:cond-style-name=""><text:span text:style-name="a506" text:class-names="">+ Joueur()</text:span><text:span text:style-name="a507" text:class-names=""/></text:p>
          </draw:text-box>
          <svg:title/>
          <svg:desc/>
        </draw:frame>
        <draw:connector draw:type="line" svg:x1="10.59922in" svg:y1="2.58313in" svg:x2="10.59278in" svg:y2="3.16495in" draw:id="id89" draw:style-name="a510" draw:name="Connecteur droit 84">
          <svg:title/>
          <svg:desc/>
        </draw:connector>
        <draw:connector draw:type="line" svg:x1="8.13402in" svg:y1="3.67526in" svg:x2="9.3866in" svg:y2="3.33174in" draw:id="id90" draw:style-name="a511" draw:name="Connecteur droit 86">
          <svg:title/>
          <svg:desc/>
        </draw:connector>
        <draw:custom-shape svg:x="10.49226in" svg:y="3.02689in" svg:width="0.21392in" svg:height="0.22642in" draw:id="id91" draw:style-name="a514" draw:name="Losange 88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9.30541in" svg:y="3.21465in" svg:width="0.24613in" svg:height="0.21834in" draw:id="id92" draw:style-name="a517" draw:name="Losange 89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1/12/2016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r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1/12/2016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/12/2016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1/12/2016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1/12/2016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1/12/2016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1/12/2016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1/12/2016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1/12/2016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1/12/2016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1/12/2016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1/12/2016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odelia abizmil</meta:initial-creator>
    <dc:creator>odelia abizmil</dc:creator>
    <meta:creation-date>2016-11-12T23:52:32Z</meta:creation-date>
    <dc:date>2016-12-01T16:25:30Z</dc:date>
    <meta:editing-cycles>15</meta:editing-cycles>
    <meta:editing-duration>PT45579S</meta:editing-duration>
    <meta:document-statistic meta:paragraph-count="45" meta:word-count="236"/>
  </office:meta>
</office:document-meta>
</file>